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8.4665in"/>
    </style:style>
    <style:style style:name="co5" style:family="table-column">
      <style:table-column-properties fo:break-before="auto" style:column-width="3.2992in"/>
    </style:style>
    <style:style style:name="co6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3.3016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9555in"/>
    </style:style>
    <style:style style:name="ro2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003366" style:font-name="Arial1" fo:font-size="14pt" style:font-name-asian="Arial1" style:font-size-asian="14pt" style:font-name-complex="Arial1" style:font-size-complex="14pt"/>
    </style:style>
    <style:style style:name="ce10" style:family="table-cell" style:parent-style-name="Default">
      <style:text-properties fo:color="#003366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3366" style:font-name="Arial1" fo:font-size="7pt" style:font-name-asian="Arial1" style:font-size-asian="7pt" style:font-name-complex="Arial1" style:font-size-complex="4pt"/>
    </style:style>
    <style:style style:name="T3" style:family="text">
      <style:text-properties fo:color="#339a66" style:font-name="Arial1" fo:font-size="7pt" style:font-name-asian="Arial1" style:font-size-asian="7pt" style:font-name-complex="Arial1" style:font-size-complex="4pt"/>
    </style:style>
    <style:style style:name="T4" style:family="text">
      <style:text-properties fo:color="#000000" style:font-name="Arial1" fo:font-size="7pt" style:font-name-asian="Arial1" style:font-size-asian="7pt" style:font-name-complex="Arial1" style:font-size-complex="4pt"/>
    </style:style>
    <style:style style:name="T1" style:family="text"/>
    <style:style style:name="T5" style:family="text">
      <style:text-properties fo:color="#ff6600" style:font-name="Arial1" fo:font-size="7pt" style:font-name-asian="Arial1" style:font-size-asian="7pt" style:font-name-complex="Arial1" style:font-size-complex="4pt"/>
    </style:style>
  </office:automatic-styles>
  <office:body>
    <office:spreadsheet>
      <table:table table:name="Sheet2" table:style-name="ta1" table:print="false">
        <table:table-column table:style-name="co8" table:default-cell-style-name="ce3"/>
        <table:table-column table:style-name="co9" table:default-cell-style-name="Default"/>
        <table:table-column table:style-name="co3" table:default-cell-style-name="ce4"/>
        <table:table-column table:style-name="co10" table:default-cell-style-name="Default"/>
        <table:table-row table:style-name="ro9">
          <table:table-cell table:style-name="ce14" office:value-type="string">
            <text:p>SITE</text:p>
          </table:table-cell>
          <table:table-cell table:style-name="ce14" office:value-type="string">
            <text:p>VERTICAL</text:p>
          </table:table-cell>
          <table:table-cell table:style-name="ce14" office:value-type="string">
            <text:p>DATE</text:p>
          </table:table-cell>
          <table:table-cell/>
        </table:table-row>
        <table:table-row table:style-name="ro2"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style-name="ce2" office:value-type="string">
            <text:p>Healthplans.com</text:p>
          </table:table-cell>
          <table:table-cell office:value-type="string">
            <text:p>ALL</text:p>
          </table:table-cell>
          <table:table-cell table:style-name="Default" office:value-type="string">
            <text:p>Ready</text:p>
          </table:table-cell>
          <table:table-cell/>
        </table:table-row>
        <table:table-row table:style-name="ro4">
          <table:table-cell table:style-name="ce2" office:value-type="string">
            <text:p>Healthplans.com</text:p>
          </table:table-cell>
          <table:table-cell office:value-type="string">
            <text:p>DF</text:p>
          </table:table-cell>
          <table:table-cell table:style-name="Default" office:value-type="string">
            <text:p>Ready</text:p>
          </table:table-cell>
          <table:table-cell/>
        </table:table-row>
        <table:table-row table:style-name="ro4">
          <table:table-cell table:style-name="ce2" office:value-type="string">
            <text:p>IHCGroup.healthplans.com </text:p>
          </table:table-cell>
          <table:table-cell office:value-type="string">
            <text:p>DF (No Funnel)</text:p>
          </table:table-cell>
          <table:table-cell table:style-name="Default" office:value-type="string">
            <text:p>Ready</text:p>
          </table:table-cell>
          <table:table-cell/>
        </table:table-row>
        <table:table-row table:style-name="ro4">
          <table:table-cell table:style-name="ce2" office:value-type="string">
            <text:p>ObamaCarePlans.com </text:p>
          </table:table-cell>
          <table:table-cell office:value-type="string">
            <text:p>LEG</text:p>
          </table:table-cell>
          <table:table-cell table:style-name="Default" office:value-type="string">
            <text:p>Ready</text:p>
          </table:table-cell>
          <table:table-cell/>
        </table:table-row>
        <table:table-row table:style-name="ro4">
          <table:table-cell table:style-name="ce2" office:value-type="string">
            <text:p>Governmenthealthinsurance.com </text:p>
          </table:table-cell>
          <table:table-cell office:value-type="string">
            <text:p>LEG</text:p>
          </table:table-cell>
          <table:table-cell table:style-name="Default" office:value-type="string">
            <text:p>Ready</text:p>
          </table:table-cell>
          <table:table-cell/>
        </table:table-row>
        <table:table-row table:style-name="ro4">
          <table:table-cell office:value-type="string">
            <text:p>HealthInsuranceUSA.org </text:p>
          </table:table-cell>
          <table:table-cell office:value-type="string">
            <text:p>LEG</text:p>
          </table:table-cell>
          <table:table-cell table:style-name="Default" office:value-type="string">
            <text:p>Ready</text:p>
          </table:table-cell>
          <table:table-cell/>
        </table:table-row>
        <table:table-row table:style-name="ro4">
          <table:table-cell office:value-type="string">
            <text:p>AffordableHealthCareUSA.org </text:p>
          </table:table-cell>
          <table:table-cell office:value-type="string">
            <text:p>LEG</text:p>
          </table:table-cell>
          <table:table-cell office:value-type="date" office:date-value="2017-08-01">
            <text:p>08/01/17</text:p>
          </table:table-cell>
          <table:table-cell/>
        </table:table-row>
        <table:table-row table:style-name="ro4">
          <table:table-cell office:value-type="string">
            <text:p>AffordableCareCalifornia.org </text:p>
          </table:table-cell>
          <table:table-cell office:value-type="string">
            <text:p>LEG</text:p>
          </table:table-cell>
          <table:table-cell office:value-type="date" office:date-value="2017-08-16">
            <text:p>08/16/17</text:p>
          </table:table-cell>
          <table:table-cell/>
        </table:table-row>
        <table:table-row table:style-name="ro4">
          <table:table-cell office:value-type="string">
            <text:p>ObamaCareUSA.org</text:p>
          </table:table-cell>
          <table:table-cell office:value-type="string">
            <text:p>LEG</text:p>
          </table:table-cell>
          <table:table-cell office:value-type="date" office:date-value="2017-08-16">
            <text:p>08/16/17</text:p>
          </table:table-cell>
          <table:table-cell/>
        </table:table-row>
        <table:table-row table:style-name="ro4">
          <table:table-cell table:style-name="ce2" office:value-type="string">
            <text:p>DirectHealthInsurance.com </text:p>
          </table:table-cell>
          <table:table-cell office:value-type="string">
            <text:p>LEG</text:p>
          </table:table-cell>
          <table:table-cell office:value-type="date" office:date-value="2017-09-18">
            <text:p>09/18/17</text:p>
          </table:table-cell>
          <table:table-cell/>
        </table:table-row>
        <table:table-row table:style-name="ro4">
          <table:table-cell office:value-type="string">
            <text:p>HealthExchangeQuotes.com</text:p>
          </table:table-cell>
          <table:table-cell office:value-type="string">
            <text:p>LEG</text:p>
          </table:table-cell>
          <table:table-cell office:value-type="date" office:date-value="2017-09-18">
            <text:p>09/18/17</text:p>
          </table:table-cell>
          <table:table-cell/>
        </table:table-row>
        <table:table-row table:style-name="ro4">
          <table:table-cell office:value-type="string">
            <text:p>HealthCareUSA.org </text:p>
          </table:table-cell>
          <table:table-cell office:value-type="string">
            <text:p>LEG</text:p>
          </table:table-cell>
          <table:table-cell office:value-type="date" office:date-value="2017-11-20">
            <text:p>11/20/17</text:p>
          </table:table-cell>
          <table:table-cell/>
        </table:table-row>
        <table:table-row table:style-name="ro4">
          <table:table-cell table:style-name="ce2" office:value-type="string">
            <text:p>Lifeplans.com </text:p>
          </table:table-cell>
          <table:table-cell office:value-type="string">
            <text:p>LIFE</text:p>
          </table:table-cell>
          <table:table-cell office:value-type="date" office:date-value="2017-07-31">
            <text:p>07/31/17</text:p>
          </table:table-cell>
          <table:table-cell/>
        </table:table-row>
        <table:table-row table:style-name="ro4">
          <table:table-cell office:value-type="string">
            <text:p>top10lifeinsurance.org </text:p>
          </table:table-cell>
          <table:table-cell office:value-type="string">
            <text:p>LIFE</text:p>
          </table:table-cell>
          <table:table-cell office:value-type="date" office:date-value="2017-10-30">
            <text:p>10/30/17</text:p>
          </table:table-cell>
          <table:table-cell/>
        </table:table-row>
        <table:table-row table:style-name="ro4">
          <table:table-cell table:style-name="ce2" office:value-type="string">
            <text:p>Medicare2017.org</text:p>
          </table:table-cell>
          <table:table-cell office:value-type="string">
            <text:p>MEDICARE</text:p>
          </table:table-cell>
          <table:table-cell table:style-name="Default" office:value-type="string">
            <text:p>Ready</text:p>
          </table:table-cell>
          <table:table-cell office:value-type="string">
            <text:p>medicare-plans.com</text:p>
          </table:table-cell>
        </table:table-row>
        <table:table-row table:style-name="ro4">
          <table:table-cell office:value-type="string">
            <text:p>MedicareAdvantageUSA.com</text:p>
          </table:table-cell>
          <table:table-cell office:value-type="string">
            <text:p>MEDICARE</text:p>
          </table:table-cell>
          <table:table-cell office:value-type="string">
            <text:p>Ready</text:p>
          </table:table-cell>
          <table:table-cell/>
        </table:table-row>
        <table:table-row table:style-name="ro4">
          <table:table-cell office:value-type="string">
            <text:p>MedicareSupplmental.com</text:p>
          </table:table-cell>
          <table:table-cell office:value-type="string">
            <text:p>MEDICARE</text:p>
          </table:table-cell>
          <table:table-cell office:value-type="date" office:date-value="2017-08-28">
            <text:p>08/28/17</text:p>
          </table:table-cell>
          <table:table-cell/>
        </table:table-row>
        <table:table-row table:style-name="ro4">
          <table:table-cell office:value-type="string">
            <text:p>MyMedicareSupplemental.org </text:p>
          </table:table-cell>
          <table:table-cell office:value-type="string">
            <text:p>MEDICARE</text:p>
          </table:table-cell>
          <table:table-cell office:value-type="date" office:date-value="2017-10-09">
            <text:p>10/09/17</text:p>
          </table:table-cell>
          <table:table-cell/>
        </table:table-row>
        <table:table-row table:style-name="ro3">
          <table:table-cell office:value-type="string">
            <text:p>Medicare-plans.com </text:p>
          </table:table-cell>
          <table:table-cell office:value-type="string">
            <text:p>MEDICARE</text:p>
          </table:table-cell>
          <table:table-cell office:value-type="date" office:date-value="2017-12-18">
            <text:p>12/18/17</text:p>
          </table:table-cell>
          <table:table-cell office:value-type="string">
            <text:p>medicare2017.org</text:p>
          </table:table-cell>
        </table:table-row>
        <table:table-row table:style-name="ro4">
          <table:table-cell office:value-type="string">
            <text:p>Molina.healthplans.com </text:p>
          </table:table-cell>
          <table:table-cell office:value-type="string">
            <text:p>??</text:p>
          </table:table-cell>
          <table:table-cell table:style-name="Default" office:value-type="string">
            <text:p>??</text:p>
          </table:table-cell>
          <table:table-cell/>
        </table:table-row>
        <table:table-row table:style-name="ro4">
          <table:table-cell table:style-name="ce2" office:value-type="string">
            <text:p>Humana-medicare.healhplans.com</text:p>
          </table:table-cell>
          <table:table-cell office:value-type="string">
            <text:p>??</text:p>
          </table:table-cell>
          <table:table-cell office:value-type="date" office:date-value="2018-01-29">
            <text:p>01/29/18</text:p>
          </table:table-cell>
          <table:table-cell/>
        </table:table-row>
        <table:table-row table:style-name="ro4">
          <table:table-cell office:value-type="string">
            <text:p>Affordablehealthcareusa.org </text:p>
          </table:table-cell>
          <table:table-cell office:value-type="string">
            <text:p>??</text:p>
          </table:table-cell>
          <table:table-cell table:style-name="Default" office:value-type="string">
            <text:p>??</text:p>
          </table:table-cell>
          <table:table-cell/>
        </table:table-row>
      </table:table>
      <table:table table:name="Sheet1" table:style-name="ta1" table:print="false">
        <table:table-column table:style-name="co4" table:default-cell-style-name="ce8"/>
        <table:table-column table:style-name="co5" table:default-cell-style-name="ce3"/>
        <table:table-column table:style-name="co6" table:default-cell-style-name="Default"/>
        <table:table-column table:style-name="co3" table:default-cell-style-name="Default"/>
        <table:table-row table:style-name="ro2">
          <table:table-cell table:style-name="Default"/>
          <table:table-cell table:style-name="Default" office:value-type="string">
            <text:p>SITE</text:p>
          </table:table-cell>
          <table:table-cell office:value-type="string">
            <text:p>VERTICAL</text:p>
          </table:table-cell>
          <table:table-cell office:value-type="string">
            <text:p>DATE</text:p>
          </table:table-cell>
        </table:table-row>
        <table:table-row table:style-name="ro5">
          <table:table-cell table:style-name="ce5" office:value-type="string">
            <text:p>Site Vertical TestDate Config URL Notes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6" office:value-type="string">
            <text:p>Healthplans.com (General) ALL Ready https://codeshare.io/5Rn1o4 Build the general.yml site based upon</text:p>
          </table:table-cell>
          <table:table-cell table:style-name="ce2" office:value-type="string">
            <text:p>Healthplans.com</text:p>
          </table:table-cell>
          <table:table-cell office:value-type="string">
            <text:p>ALL</text:p>
          </table:table-cell>
          <table:table-cell office:value-type="string">
            <text:p>Ready</text:p>
          </table:table-cell>
        </table:table-row>
        <table:table-row table:style-name="ro3">
          <table:table-cell table:style-name="ce7" office:value-type="string">
            <text:p>health plans.com. This general iml is</text:p>
          </table:table-cell>
          <table:table-cell table:style-name="ce2" office:value-type="string">
            <text:p>Healthplans.com</text:p>
          </table:table-cell>
          <table:table-cell office:value-type="string">
            <text:p>DF</text:p>
          </table:table-cell>
          <table:table-cell office:value-type="string">
            <text:p>Ready</text:p>
          </table:table-cell>
        </table:table-row>
        <table:table-row table:style-name="ro3">
          <table:table-cell table:style-name="ce7" office:value-type="string">
            <text:p>merged with all other sites.</text:p>
          </table:table-cell>
          <table:table-cell table:style-name="ce2" office:value-type="string">
            <text:p>IHCGroup.healthplans.com </text:p>
          </table:table-cell>
          <table:table-cell office:value-type="string">
            <text:p>DF (No Funnel)</text:p>
          </table:table-cell>
          <table:table-cell office:value-type="string">
            <text:p>Ready</text:p>
          </table:table-cell>
        </table:table-row>
        <table:table-row table:style-name="ro3">
          <table:table-cell table:style-name="ce5" office:value-type="string">
            <text:p>Site Vertical TestDate Config URL Notes</text:p>
          </table:table-cell>
          <table:table-cell table:style-name="ce2" office:value-type="string">
            <text:p>ObamaCarePlans.com </text:p>
          </table:table-cell>
          <table:table-cell office:value-type="string">
            <text:p>LEG</text:p>
          </table:table-cell>
          <table:table-cell office:value-type="string">
            <text:p>Ready</text:p>
          </table:table-cell>
        </table:table-row>
        <table:table-row table:style-name="ro3">
          <table:table-cell office:value-type="string">
            <text:p>Healthplans.com DF Ready https://codeshare.io/29jdb0</text:p>
          </table:table-cell>
          <table:table-cell table:style-name="ce2" office:value-type="string">
            <text:p>Governmenthealthinsurance.com </text:p>
          </table:table-cell>
          <table:table-cell office:value-type="string">
            <text:p>LEG</text:p>
          </table:table-cell>
          <table:table-cell office:value-type="string">
            <text:p>Ready</text:p>
          </table:table-cell>
        </table:table-row>
        <table:table-row table:style-name="ro3">
          <table:table-cell office:value-type="string">
            <text:p>IHCGroup.healthplans.com DF(No Funnel) Ready https://codeshare.io/5eKRzA This site does not have a funnel page</text:p>
          </table:table-cell>
          <table:table-cell office:value-type="string">
            <text:p>HealthInsuranceUSA.org </text:p>
          </table:table-cell>
          <table:table-cell office:value-type="string">
            <text:p>LEG</text:p>
          </table:table-cell>
          <table:table-cell office:value-type="string">
            <text:p>Ready</text:p>
          </table:table-cell>
        </table:table-row>
        <table:table-row table:style-name="ro3">
          <table:table-cell table:style-name="ce5" office:value-type="string">
            <text:p>Site Vertical TestDate Config URL Notes</text:p>
          </table:table-cell>
          <table:table-cell office:value-type="string">
            <text:p>AffordableHealthCareUSA.org </text:p>
          </table:table-cell>
          <table:table-cell office:value-type="string">
            <text:p>LEG</text:p>
          </table:table-cell>
          <table:table-cell table:style-name="ce4" office:value-type="date" office:date-value="2017-08-01">
            <text:p>08/01/17</text:p>
          </table:table-cell>
        </table:table-row>
        <table:table-row table:style-name="ro3">
          <table:table-cell office:value-type="string">
            <text:p>ObamaCarePlans.com LEG Ready https://codeshare.io/5Nev3m</text:p>
          </table:table-cell>
          <table:table-cell office:value-type="string">
            <text:p>AffordableCareCalifornia.org </text:p>
          </table:table-cell>
          <table:table-cell office:value-type="string">
            <text:p>LEG</text:p>
          </table:table-cell>
          <table:table-cell table:style-name="ce4" office:value-type="date" office:date-value="2017-08-16">
            <text:p>08/16/17</text:p>
          </table:table-cell>
        </table:table-row>
        <table:table-row table:style-name="ro3">
          <table:table-cell office:value-type="string">
            <text:p>Governmenthealthinsurance.com LEG Ready https://codeshare.io/5Pp18w</text:p>
          </table:table-cell>
          <table:table-cell office:value-type="string">
            <text:p>ObamaCareUSA.org</text:p>
          </table:table-cell>
          <table:table-cell office:value-type="string">
            <text:p>LEG</text:p>
          </table:table-cell>
          <table:table-cell table:style-name="ce4" office:value-type="date" office:date-value="2017-08-16">
            <text:p>08/16/17</text:p>
          </table:table-cell>
        </table:table-row>
        <table:table-row table:style-name="ro3">
          <table:table-cell office:value-type="string">
            <text:p><text:span text:style-name="T2">HealthInsuranceUSA.org </text:span>LEG <text:span text:style-name="T3">Ready </text:span><text:span text:style-name="T2">https://codeshare.io/2WeqLY</text:span></text:p>
          </table:table-cell>
          <table:table-cell table:style-name="ce2" office:value-type="string">
            <text:p>DirectHealthInsurance.com </text:p>
          </table:table-cell>
          <table:table-cell office:value-type="string">
            <text:p>LEG</text:p>
          </table:table-cell>
          <table:table-cell table:style-name="ce4" office:value-type="date" office:date-value="2017-09-18">
            <text:p>09/18/17</text:p>
          </table:table-cell>
        </table:table-row>
        <table:table-row table:style-name="ro3">
          <table:table-cell office:value-type="string">
            <text:p><text:span text:style-name="T2">AffordableHealthCareUSA.org </text:span>LEG 8/1 <text:span text:style-name="T2">https://codeshare.io/5Qm1qR</text:span></text:p>
          </table:table-cell>
          <table:table-cell office:value-type="string">
            <text:p>HealthExchangeQuotes.com</text:p>
          </table:table-cell>
          <table:table-cell office:value-type="string">
            <text:p>LEG</text:p>
          </table:table-cell>
          <table:table-cell table:style-name="ce4" office:value-type="date" office:date-value="2017-09-18">
            <text:p>09/18/17</text:p>
          </table:table-cell>
        </table:table-row>
        <table:table-row table:style-name="ro3">
          <table:table-cell office:value-type="string">
            <text:p><text:span text:style-name="T2">AffordableCareCalifornia.org </text:span>LEG 8/16 <text:span text:style-name="T2">https://codeshare.io/aV3gN4</text:span></text:p>
          </table:table-cell>
          <table:table-cell office:value-type="string">
            <text:p>HealthCareUSA.org </text:p>
          </table:table-cell>
          <table:table-cell office:value-type="string">
            <text:p>LEG</text:p>
          </table:table-cell>
          <table:table-cell table:style-name="ce4" office:value-type="date" office:date-value="2017-11-20">
            <text:p>11/20/17</text:p>
          </table:table-cell>
        </table:table-row>
        <table:table-row table:style-name="ro3">
          <table:table-cell office:value-type="string">
            <text:p><text:span text:style-name="T2">ObamaCareUSA.org </text:span>LEG 8/16 <text:span text:style-name="T2">https://codeshare.io/5Z81Ln</text:span></text:p>
          </table:table-cell>
          <table:table-cell table:style-name="ce2" office:value-type="string">
            <text:p>Lifeplans.com </text:p>
          </table:table-cell>
          <table:table-cell office:value-type="string">
            <text:p>LIFE</text:p>
          </table:table-cell>
          <table:table-cell table:style-name="ce4" office:value-type="date" office:date-value="2017-07-31">
            <text:p>07/31/17</text:p>
          </table:table-cell>
        </table:table-row>
        <table:table-row table:style-name="ro4">
          <table:table-cell office:value-type="string">
            <text:p>DirectHealthInsurance.com LEG 9/18 https://codeshare.io/2EMjkX</text:p>
          </table:table-cell>
          <table:table-cell office:value-type="string">
            <text:p>top10lifeinsurance.org </text:p>
          </table:table-cell>
          <table:table-cell office:value-type="string">
            <text:p>LIFE</text:p>
          </table:table-cell>
          <table:table-cell table:style-name="ce4" office:value-type="date" office:date-value="2017-10-30">
            <text:p>10/30/17</text:p>
          </table:table-cell>
        </table:table-row>
        <table:table-row table:style-name="ro4">
          <table:table-cell office:value-type="string">
            <text:p><text:span text:style-name="T2">HealthExchangeQuotes.com </text:span>LEG 9/18 <text:span text:style-name="T2">https://codeshare.io/5Me1k3</text:span></text:p>
          </table:table-cell>
          <table:table-cell table:style-name="ce2" office:value-type="string">
            <text:p>Medicare2017.org</text:p>
          </table:table-cell>
          <table:table-cell office:value-type="string">
            <text:p>MEDICARE</text:p>
          </table:table-cell>
          <table:table-cell office:value-type="string">
            <text:p>Ready</text:p>
          </table:table-cell>
        </table:table-row>
        <table:table-row table:style-name="ro3">
          <table:table-cell office:value-type="string">
            <text:p><text:span text:style-name="T2">HealthCareUSA.org </text:span>LEG 11/20 <text:span text:style-name="T2">https://codeshare.io/GADlpE</text:span></text:p>
          </table:table-cell>
          <table:table-cell office:value-type="string">
            <text:p>MedicareAdvantageUSA.com</text:p>
          </table:table-cell>
          <table:table-cell office:value-type="string">
            <text:p>MEDICARE</text:p>
          </table:table-cell>
          <table:table-cell table:style-name="ce4" office:value-type="string">
            <text:p>Ready</text:p>
          </table:table-cell>
        </table:table-row>
        <table:table-row table:style-name="ro3">
          <table:table-cell table:style-name="ce5" office:value-type="string">
            <text:p>Site Vertical TestDate Config URL Notes</text:p>
          </table:table-cell>
          <table:table-cell office:value-type="string">
            <text:p>MedicareSupplmental.com</text:p>
          </table:table-cell>
          <table:table-cell office:value-type="string">
            <text:p>MEDICARE</text:p>
          </table:table-cell>
          <table:table-cell table:style-name="ce4" office:value-type="date" office:date-value="2017-08-28">
            <text:p>08/28/17</text:p>
          </table:table-cell>
        </table:table-row>
        <table:table-row table:style-name="ro3">
          <table:table-cell office:value-type="string">
            <text:p>Lifeplans.com LIFE 7/31 <text:span text:style-name="T2">https://codeshare.io/axeRLM</text:span></text:p>
          </table:table-cell>
          <table:table-cell office:value-type="string">
            <text:p>MyMedicareSupplemental.org </text:p>
          </table:table-cell>
          <table:table-cell office:value-type="string">
            <text:p>MEDICARE</text:p>
          </table:table-cell>
          <table:table-cell table:style-name="ce4" office:value-type="date" office:date-value="2017-10-09">
            <text:p>10/09/17</text:p>
          </table:table-cell>
        </table:table-row>
        <table:table-row table:style-name="ro3">
          <table:table-cell office:value-type="string">
            <text:p><text:span text:style-name="T2">top10lifeinsurance.org </text:span>LIFE 10/30 <text:span text:style-name="T2">https://codeshare.io/5Rn17O</text:span></text:p>
          </table:table-cell>
          <table:table-cell office:value-type="string">
            <text:p>Medicare-plans.com </text:p>
          </table:table-cell>
          <table:table-cell office:value-type="string">
            <text:p>MEDICARE</text:p>
          </table:table-cell>
          <table:table-cell table:style-name="ce4" office:value-type="date" office:date-value="2017-12-18">
            <text:p>12/18/17</text:p>
          </table:table-cell>
        </table:table-row>
        <table:table-row table:style-name="ro3">
          <table:table-cell table:style-name="ce5" office:value-type="string">
            <text:p>Site Vertical TestDate Config URL Notes</text:p>
          </table:table-cell>
          <table:table-cell office:value-type="string">
            <text:p>Molina.healthplans.com </text:p>
          </table:table-cell>
          <table:table-cell table:number-columns-repeated="2" office:value-type="string">
            <text:p>??</text:p>
          </table:table-cell>
        </table:table-row>
        <table:table-row table:style-name="ro3">
          <table:table-cell table:style-name="ce9" office:value-type="string">
            <text:p>Medicare2017.org Medicare Ready https://codeshare.io/2p6RAV</text:p>
          </table:table-cell>
          <table:table-cell table:style-name="ce2" office:value-type="string">
            <text:p>Humana-medicare.healhplans.com</text:p>
          </table:table-cell>
          <table:table-cell office:value-type="string">
            <text:p>??</text:p>
          </table:table-cell>
          <table:table-cell table:style-name="ce4" office:value-type="date" office:date-value="2018-01-29">
            <text:p>01/29/18</text:p>
          </table:table-cell>
        </table:table-row>
        <table:table-row table:style-name="ro3">
          <table:table-cell table:style-name="ce9" office:value-type="string">
            <text:p><text:span text:style-name="T2">MedicareAdvantageUSA.com </text:span><text:span text:style-name="T4">Medicare </text:span><text:span text:style-name="T3">Ready </text:span><text:span text:style-name="T2">https://codeshare.io/aYW1zM</text:span></text:p>
          </table:table-cell>
          <table:table-cell office:value-type="string">
            <text:p><text:span text:style-name="T1">Affordablehealthcareusa.org </text:span></text:p>
          </table:table-cell>
          <table:table-cell table:number-columns-repeated="2" office:value-type="string">
            <text:p>??</text:p>
          </table:table-cell>
        </table:table-row>
        <table:table-row table:style-name="ro2">
          <table:table-cell table:style-name="ce9" office:value-type="string">
            <text:p><text:span text:style-name="T2">MedicareSupplmental.com </text:span><text:span text:style-name="T4">Medicare 8/28 </text:span><text:span text:style-name="T2">https://codeshare.io/5voRAl</text:span>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9" office:value-type="string">
            <text:p><text:span text:style-name="T2">MyMedicareSupplemental.org </text:span><text:span text:style-name="T4">Medicare 10/9 </text:span><text:span text:style-name="T2">https://codeshare.io/aJd17R</text:span>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9" office:value-type="string">
            <text:p><text:span text:style-name="T2">Medicare-plans.com </text:span><text:span text:style-name="T4">Medicare 12/18 </text:span><text:span text:style-name="T2">https://codeshare.io/2BVLdL</text:span>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5" office:value-type="string">
            <text:p>Site Vertical TestDate Config URL Notes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9" office:value-type="string">
            <text:p><text:span text:style-name="T2">Molina.healthplans.com </text:span><text:span text:style-name="T4">?? </text:span><text:span text:style-name="T5">? </text:span><text:span text:style-name="T2">https://codeshare.io/5XN1LE</text:span>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ce10" office:value-type="string">
            <text:p>Humana-medicare.healhplans.com</text:p>
          </table:table-cell>
          <table:table-cell table:style-name="Default"/>
          <table:table-cell table:number-columns-repeated="2"/>
        </table:table-row>
        <table:table-row table:style-name="ro7">
          <table:table-cell table:style-name="ce11" office:value-type="string">
            <text:p><text:span text:style-name="T2">Affordablehealthcareusa.org </text:span>?? <text:span text:style-name="T5">? </text:span><text:span text:style-name="T2"><text:a xlink:href="https://codeshare.io/G6A94O">https://codeshare.io/G6A94O</text:a></text:span></text:p>
          </table:table-cell>
          <table:table-cell table:style-name="Default"/>
          <table:table-cell table:number-columns-repeated="2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9/02/2017</text:date>, <text:time>00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58:51.77</meta:creation-date>
    <dc:date>2017-09-02T00:38:22.99</dc:date>
    <meta:editing-duration>PT4H36M39S</meta:editing-duration>
    <meta:editing-cycles>7</meta:editing-cycles>
    <meta:generator>OpenOffice/4.1.2$Win32 OpenOffice.org_project/412m3$Build-9782</meta:generator>
    <meta:print-date>2017-09-01T20:34:41.82</meta:print-date>
    <meta:document-statistic meta:table-count="3" meta:cell-count="170" meta:object-count="0"/>
  </office:meta>
</office:document-meta>
</file>